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8.5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2.743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1" style:family="table-row">
      <style:table-row-properties style:min-row-height="0.228cm"/>
    </style:style>
    <style:style style:name="Table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1.2" style:family="table-row">
      <style:table-row-properties style:min-row-height="3.059cm"/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0.371cm" table:align="margins"/>
    </style:style>
    <style:style style:name="Table2.A" style:family="table-column">
      <style:table-column-properties style:column-width="20.371cm" style:rel-column-width="65535*"/>
    </style:style>
    <style:style style:name="Table2.1" style:family="table-row">
      <style:table-row-properties style:min-row-height="0.228cm"/>
    </style:style>
    <style:style style:name="Table2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2.2" style:family="table-row">
      <style:table-row-properties style:min-row-height="3.059cm"/>
    </style:style>
    <style:style style:name="Table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7ed0d8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8bbe1f" style:font-size-asian="14pt" style:font-size-complex="14pt"/>
    </style:style>
    <style:style style:name="P5" style:family="paragraph" style:parent-style-name="Table_20_Contents">
      <style:text-properties style:font-name="Calibri" fo:font-size="10pt" fo:font-style="normal" officeooo:rsid="0084b807" officeooo:paragraph-rsid="0084b807" style:font-size-asian="10pt" style:font-style-asian="normal" style:font-size-complex="10pt" style:font-style-complex="normal"/>
    </style:style>
    <style:style style:name="P6" style:family="paragraph" style:parent-style-name="Table_20_Contents">
      <style:text-properties style:font-name="Calibri" fo:font-size="10pt" fo:font-style="normal" officeooo:rsid="0085f97b" officeooo:paragraph-rsid="0085f97b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8bbe1f" style:font-size-asian="10pt" style:font-size-complex="10pt"/>
    </style:style>
    <style:style style:name="P8" style:family="paragraph" style:parent-style-name="Table_20_Contents">
      <style:text-properties style:font-name="Calibri" fo:font-size="10pt" officeooo:rsid="007fbe20" officeooo:paragraph-rsid="007fbe20" style:font-size-asian="10pt" style:font-size-complex="10pt"/>
    </style:style>
    <style:style style:name="P9" style:family="paragraph" style:parent-style-name="Table_20_Contents">
      <style:text-properties style:text-position="0% 100%" style:font-name="Calibri" fo:font-size="10pt" fo:font-style="italic" style:text-underline-style="none" fo:font-weight="normal" officeooo:rsid="00811a98" officeooo:paragraph-rsid="008bbe1f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text-properties style:font-name="Calibri" fo:font-size="10pt" fo:font-style="italic" style:text-underline-style="none" fo:font-weight="normal" officeooo:rsid="00c083c6" officeooo:paragraph-rsid="00768b36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768b36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77ce34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88be81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b9328b" officeooo:paragraph-rsid="008aabab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1e98c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bold" officeooo:rsid="00c4aa21" officeooo:paragraph-rsid="008e6090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8e6090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ca7b36" officeooo:paragraph-rsid="008e609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266c9" officeooo:paragraph-rsid="00768b36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8e6090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1589bd7" officeooo:paragraph-rsid="0090dbb4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eaed85" officeooo:paragraph-rsid="0090dbb4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bri" fo:font-size="10pt" fo:font-style="italic" style:text-underline-style="none" fo:font-weight="normal" officeooo:rsid="00ca7b36" officeooo:paragraph-rsid="0090dbb4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221aef" style:font-weight-asian="normal" style:font-weight-complex="normal"/>
    </style:style>
    <style:style style:name="T7" style:family="text">
      <style:text-properties fo:font-weight="normal" officeooo:rsid="010a40c6" style:font-weight-asian="normal" style:font-weight-complex="normal"/>
    </style:style>
    <style:style style:name="T8" style:family="text">
      <style:text-properties fo:font-weight="normal" officeooo:rsid="00ca7b36" style:font-weight-asian="normal" style:font-weight-complex="normal"/>
    </style:style>
    <style:style style:name="T9" style:family="text">
      <style:text-properties officeooo:rsid="007ed0d8"/>
    </style:style>
    <style:style style:name="T10" style:family="text">
      <style:text-properties style:text-position="super 58%" fo:font-style="italic" officeooo:rsid="00811a98" style:font-style-asian="italic" style:font-style-complex="italic"/>
    </style:style>
    <style:style style:name="T11" style:family="text">
      <style:text-properties style:text-position="super 58%" officeooo:rsid="015ad270"/>
    </style:style>
    <style:style style:name="T12" style:family="text">
      <style:text-properties style:text-position="super 58%" officeooo:rsid="015bca9b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811a98"/>
    </style:style>
    <style:style style:name="T15" style:family="text">
      <style:text-properties style:text-position="0% 100%" fo:font-style="italic" officeooo:rsid="00811a98" style:font-style-asian="italic" style:font-style-complex="italic"/>
    </style:style>
    <style:style style:name="T16" style:family="text">
      <style:text-properties style:text-position="0% 100%" officeooo:rsid="015bca9b"/>
    </style:style>
    <style:style style:name="T17" style:family="text">
      <style:text-properties style:text-position="0% 100%" officeooo:rsid="015dd574"/>
    </style:style>
    <style:style style:name="T18" style:family="text">
      <style:text-properties style:text-position="0% 100%" officeooo:rsid="015f2295"/>
    </style:style>
    <style:style style:name="T19" style:family="text">
      <style:text-properties style:text-position="0% 100%" officeooo:rsid="0160551d"/>
    </style:style>
    <style:style style:name="T20" style:family="text">
      <style:text-properties style:text-position="0% 100%" officeooo:rsid="015ad270"/>
    </style:style>
    <style:style style:name="T21" style:family="text">
      <style:text-properties officeooo:rsid="0082c86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82c864" style:font-style-asian="italic" style:font-style-complex="italic"/>
    </style:style>
    <style:style style:name="T24" style:family="text">
      <style:text-properties fo:font-style="italic" officeooo:rsid="00ca7b36" style:font-style-asian="italic" style:font-style-complex="italic"/>
    </style:style>
    <style:style style:name="T25" style:family="text">
      <style:text-properties fo:font-style="italic" officeooo:rsid="00ec08f9" style:font-style-asian="italic" style:font-style-complex="italic"/>
    </style:style>
    <style:style style:name="T26" style:family="text">
      <style:text-properties fo:font-style="italic" fo:font-weight="normal" officeooo:rsid="00ca7b36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ec08f9" style:font-style-asian="italic" style:font-weight-asian="normal" style:font-style-complex="italic" style:font-weight-complex="normal"/>
    </style:style>
    <style:style style:name="T28" style:family="text">
      <style:text-properties officeooo:rsid="008bbe1f"/>
    </style:style>
    <style:style style:name="T29" style:family="text">
      <style:text-properties officeooo:rsid="00c4aa21"/>
    </style:style>
    <style:style style:name="T30" style:family="text">
      <style:text-properties officeooo:rsid="010a40c6"/>
    </style:style>
    <style:style style:name="T31" style:family="text">
      <style:text-properties officeooo:rsid="00ca7b36"/>
    </style:style>
    <style:style style:name="T32" style:family="text">
      <style:text-properties officeooo:rsid="015a298b"/>
    </style:style>
    <style:style style:name="T33" style:family="text">
      <style:text-properties officeooo:rsid="015ad2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V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1" table:style-name="Tableau1">
        <table:table-column table:style-name="Tableau1.A"/>
        <table:table-row table:style-name="TableLine94175478025440">
          <table:table-cell table:style-name="Tableau1.A1" office:value-type="string">
            <text:p text:style-name="P1">Exercice 1 : </text:p>
          </table:table-cell>
        </table:table-row>
        <table:table-row table:style-name="Tableau1.2">
          <table:table-cell table:style-name="Tableau1.A2" office:value-type="string">
            <text:p text:style-name="P10">Le soleil se trouve à une distance approximative de 150 000 000 km</text:p>
            <text:list xml:id="list3923889531" text:style-name="L1">
              <text:list-item>
                <text:p text:style-name="P19">Calcule <text:span text:style-name="T5">à combien de minute-lumière se trouve le soleil.</text:span></text:p>
              </text:list-item>
            </text:list>
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2">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  <table:table-row table:style-name="Tableau1.3">
          <table:table-cell table:style-name="Tableau1.A3" office:value-type="string">
            <text:p text:style-name="P2">Exercice 2 :</text:p>
          </table:table-cell>
        </table:table-row>
        <table:table-row table:style-name="Tableau1.4">
          <table:table-cell table:style-name="Tableau1.A4" office:value-type="string">
            <text:p text:style-name="P7">Pour calculer la distance Terre-Lune, connaissant la valeur de la durée d’un aller-retour effectué par la lumière entre la Terre et la Lune, <text:s/>il faut utiliser la relation:</text:p>
            <text:p text:style-name="P4"><text:line-break/>v=d×t <text:s text:c="31"/>t=v×d <text:s text:c="31"/>d=v×t <text:s text:c="29"/>d=2v×t </text:p>
          </table:table-cell>
        </table:table-row>
      </table:tabl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Exercice <text:span text:style-name="T9">3</text:span> :</text:p>
          </table:table-cell>
        </table:table-row>
        <table:table-row table:style-name="Table1.2">
          <table:table-cell table:style-name="Table1.A2" office:value-type="string">
            <text:p text:style-name="P8">La vitesse de la lumière, <text:span text:style-name="T21">noté c</text:span> est de : <text:s/><text:span text:style-name="T23">c =</text:span><text:span text:style-name="T22"> 3 x 10</text:span><text:span text:style-name="T10">8</text:span><text:span text:style-name="T15"> m/s.</text:span></text:p>
            <text:p text:style-name="P6"><text:span text:style-name="T14">C</text:span><text:span text:style-name="T13">ombien de mètre la lumière parcoure t-elle en 150 secondes ?</text:span>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5"><text:span text:style-name="T14">C</text:span><text:span text:style-name="T13">ombien de kilomètre la lumière parcoure t-elle en 20 minutes ?</text:span>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13">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Exercice <text:span text:style-name="T28">4</text:span> :</text:p>
          </table:table-cell>
        </table:table-row>
        <table:table-row table:style-name="Table2.2">
          <table:table-cell table:style-name="Table2.A2" office:value-type="string">
            <text:p text:style-name="P9">Exercice 24 : Communiquer avec Mars. ◉◉◉</text:p>
            <text:p text:style-name="P9">Dans l’éventualité où l’homme arriverait à installer une station habitée sur Mars, un des problèmes qui se poserait serait celui de la communication avec la Terre. On utiliserait des signaux électromagnétiques qui se propageraient à la vitesse de la lumière. On cherche à savoir quelle durée prendraient ces signaux pour atteindre la Terre.</text:p>
          </table:table-cell>
        </table:table-row>
      </table:table>
      <text:p text:style-name="P16"><text:span text:style-name="T6">T</text:span><text:span text:style-name="T7">â</text:span><text:span text:style-name="T8">che complexe : </text:span><text:span text:style-name="T26">Imagine qu'il existe une autoroute vers Proxima du centaure, combien de temps un automobiliste prendrait pour faire le voyage ? </text:span><text:span text:style-name="T27">Quel serait alors le plus gros problème de cet automobiliste ?</text:span></text:p>
      <text:p text:style-name="P18">D'après le résultat de ton calcul et tes connaissances, quel serait le plus gros problème pour entreprendre un tel voyage ?</text:p>
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7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7"/>
      <text:p text:style-name="P22"><text:span text:style-name="T29">T</text:span><text:span text:style-name="T30">â</text:span><text:span text:style-name="T31">che complexe : </text:span><text:span text:style-name="T24">Imagine qu'il existe une autoroute vers Proxima du centaure, combien de temps un automobiliste prendrait pour faire le </text:span><text:soft-page-break/><text:span text:style-name="T24">voyage ? </text:span><text:span text:style-name="T25">Quel serait alors le plus gros problème de cet automobiliste ?</text:span></text:p>
      <text:p text:style-name="P23">D'après le résultat de ton calcul et tes connaissances, quel serait le plus gros problème pour entreprendre un tel voyage ?</text:p>
      <text:p text:style-name="P21">Supposons que l'automobiliste <text:span text:style-name="T32">ait une vitesse de</text:span> 100 km/h. <text:span text:style-name="T33">La distance a parcourir est de 3.99 10</text:span><text:span text:style-name="T11">16</text:span><text:span text:style-name="T20">mètre</text:span><text:span text:style-name="T16">s = 3.99 10</text:span><text:span text:style-name="T12">13</text:span><text:span text:style-name="T16"> kilomètres.</text:span></text:p>
      <text:p text:style-name="P21"><text:span text:style-name="T16"><draw:frame draw:style-name="fr1" draw:name="Object5" text:anchor-type="as-char" svg:y="-0.681cm" svg:width="7.913cm" svg:height="1.05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7">Pour trouver le résultats en jour, on divise par 24. Puis pour trouver le résultat en années on divise par 365.25 : </text:span><text:span text:style-name="T17"><draw:frame draw:style-name="fr1" draw:name="Object6" text:anchor-type="as-char" svg:y="-0.681cm" svg:width="9.215cm" svg:height="1.05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8">Personne ne peut vivre </text:span><text:span text:style-name="T19">aussi longtemp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19S</meta:editing-duration>
    <meta:editing-cycles>24</meta:editing-cycles>
    <meta:generator>LibreOffice/7.0.4.2$Linux_X86_64 LibreOffice_project/00$Build-2</meta:generator>
    <meta:creation-date>2021-03-21T19:23:42.082538540</meta:creation-date>
    <meta:initial-creator>J Cercy</meta:initial-creator>
    <dc:date>2021-05-06T10:24:57.393601670</dc:date>
    <dc:creator>J Cercy</dc:creator>
    <meta:document-statistic meta:table-count="3" meta:image-count="0" meta:object-count="2" meta:page-count="2" meta:paragraph-count="33" meta:word-count="341" meta:character-count="3066" meta:non-whitespace-character-count="2663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d</mi>
          <mi>t</mi>
        </mfrac>
      </mrow>
      <mi mathvariant="italic">donc</mi>
      <mrow>
        <mi>t</mi>
        <mo stretchy="false">=</mo>
        <mfrac>
          <mi>d</mi>
          <mi>v</mi>
        </mfrac>
        <mo stretchy="false">=</mo>
        <mfrac>
          <mrow>
            <mn>3.99</mn>
            <msup>
              <mn>10</mn>
              <mn>13</mn>
            </msup>
          </mrow>
          <mn>100</mn>
        </mfrac>
        <mo stretchy="false">=</mo>
        <mn>3.99</mn>
      </mrow>
      <msup>
        <mn>10</mn>
        <mn>11</mn>
      </msup>
      <mi mathvariant="italic">heures</mi>
      <mi>.</mi>
    </mrow>
    <annotation encoding="StarMath 5.0">v = d over t donc t = d over v = {3.99 10^13} over 100 = 3.99 10^11 heures.</annotation>
  </semantics>
</math>
</file>

<file path=Object 2/content.xml><?xml version="1.0" encoding="utf-8"?>
<math xmlns="http://www.w3.org/1998/Math/MathML" display="block">
  <semantics>
    <mrow>
      <mn>3.99</mn>
      <mrow>
        <mfrac>
          <msup>
            <mn>10</mn>
            <mn>11</mn>
          </msup>
          <mrow>
            <mn>24</mn>
            <mo stretchy="false">×</mo>
            <mn>365.5</mn>
          </mrow>
        </mfrac>
        <mo stretchy="false">=</mo>
        <mn>45528177</mn>
      </mrow>
      <mrow>
        <mi mathvariant="italic">années</mi>
        <mo stretchy="false">=</mo>
        <mn>4.55</mn>
      </mrow>
      <msup>
        <mn>10</mn>
        <mn>7</mn>
      </msup>
      <mi mathvariant="italic">années</mi>
      <mi>.</mi>
    </mrow>
    <annotation encoding="StarMath 5.0">3.99 10^11 over {24 times 365.5} = 45528177 années = 4.55 10^7 années.</annotation>
  </semantics>
</math>
</file>